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2">
      <style:paragraph-properties fo:margin-top="0in" fo:margin-bottom="0in" loext:contextual-spacing="false"/>
    </style:style>
    <style:style style:name="P15" style:family="paragraph" style:parent-style-name="Text_20_body" style:list-style-name="L4">
      <style:paragraph-properties fo:margin-top="0in" fo:margin-bottom="0in" loext:contextual-spacing="false"/>
    </style:style>
    <style:style style:name="P16" style:family="paragraph" style:parent-style-name="Text_20_body" style:list-style-name="L5">
      <style:paragraph-properties fo:margin-top="0in" fo:margin-bottom="0in" loext:contextual-spacing="false"/>
    </style:style>
    <style:style style:name="P17" style:family="paragraph" style:parent-style-name="Text_20_body" style:list-style-name="L12">
      <style:paragraph-properties fo:margin-top="0in" fo:margin-bottom="0in" loext:contextual-spacing="false"/>
    </style:style>
    <style:style style:name="P18" style:family="paragraph" style:parent-style-name="Preformatted_20_Text" style:list-style-name="L9"/>
    <style:style style:name="P19" style:family="paragraph" style:parent-style-name="Preformatted_20_Text" style:list-style-name="L9">
      <style:paragraph-properties fo:margin-top="0in" fo:margin-bottom="0.1965in" loext:contextual-spacing="false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Networking Fundamentals Homework: Rocking your Network!</text:h>
      <text:p text:style-name="Text_20_body">You have just been hired by RockStar Corporation as a network security analyst.</text:p>
      <text:list xml:id="list4211627672" text:style-name="L1">
        <text:list-item>
          <text:p text:style-name="P1">RockStar Corp has recently built a new office in Hollywood, California. You are tasked with completing a <text:span text:style-name="Strong_20_Emphasis">network vulnerability assessment</text:span> of the office.</text:p>
        </text:list-item>
        <text:list-item>
          <text:p text:style-name="P1">You will complete several steps in order to analyze the Hollywood network and then provide RockStar Corp a summary of your findings.</text:p>
        </text:list-item>
        <text:list-item>
          <text:p text:style-name="P1">RockStar Corp is also concerned that a hacker may have infiltrated their Hollywood office. You will need to determine if there is anything suspicious in your findings.</text:p>
        </text:list-item>
      </text:list>
      <text:h text:style-name="Heading_20_3" text:outline-level="3"><text:bookmark text:name="user-content-files-required"/>Files Required</text:h>
      <text:p text:style-name="Text_20_body">RockStar Corp has provided you with:</text:p>
      <text:list xml:id="list3177736585" text:style-name="L2">
        <text:list-item>
          <text:p text:style-name="P14">A list of their network assets: <text:a xlink:type="simple" xlink:href="../../../../../../../../University-of-Minnesota-Boot-Camp/uofm-virt-cyber-pt-06-2021-u-lol/-/blob/master/08-Networking-Fundamentals/homework/resources/Rockstarserverlist.xlsx" text:style-name="Internet_20_link" text:visited-style-name="Visited_20_Internet_20_Link">Rock Star Server List</text:a> </text:p>
        </text:list-item>
        <text:list-item>
          <text:p text:style-name="P2">Instructions to scan their network. </text:p>
        </text:list-item>
      </text:list>
      <text:h text:style-name="Heading_20_3" text:outline-level="3"><text:bookmark text:name="user-content-your-goal"/>Your Goal</text:h>
      <text:p text:style-name="Text_20_body">You will follow instructions to work through four phases of the network assessment. For each phase, include the following:</text:p>
      <text:list xml:id="list4059223411" text:style-name="L3">
        <text:list-item>
          <text:p text:style-name="P3">The steps and commands used to complete the tasks.</text:p>
        </text:list-item>
        <text:list-item>
          <text:p text:style-name="P3">A summary of your findings for each testing phase.</text:p>
        </text:list-item>
        <text:list-item>
          <text:p text:style-name="P3">Any network vulnerabilities discovered.</text:p>
        </text:list-item>
        <text:list-item>
          <text:p text:style-name="P3">Findings associated with a hacker.</text:p>
        </text:list-item>
        <text:list-item>
          <text:p text:style-name="P3">Recommended mitigation strategy.</text:p>
        </text:list-item>
        <text:list-item>
          <text:p text:style-name="P3">Document the OSI layer where the findings were found.</text:p>
        </text:list-item>
      </text:list>
      <text:h text:style-name="Heading_20_3" text:outline-level="3"><text:bookmark text:name="user-content-topics-covered-in-your-assignment"/>Topics Covered in Your Assignment</text:h>
      <text:list xml:id="list88131027" text:style-name="L4">
        <text:list-item>
          <text:p text:style-name="P15">Subnetting </text:p>
        </text:list-item>
        <text:list-item>
          <text:p text:style-name="P15">CIDR </text:p>
        </text:list-item>
        <text:list-item>
          <text:p text:style-name="P15">IP Addresses </text:p>
        </text:list-item>
        <text:list-item>
          <text:p text:style-name="P15"><text:span text:style-name="Source_20_Text">fping</text:span> </text:p>
        </text:list-item>
        <text:list-item>
          <text:p text:style-name="P15">OSI Model and OSI Layers </text:p>
        </text:list-item>
        <text:list-item>
          <text:p text:style-name="P15">Protocols </text:p>
        </text:list-item>
        <text:list-item>
          <text:p text:style-name="P15">Ports </text:p>
        </text:list-item>
        <text:list-item>
          <text:p text:style-name="P15">Wireshark </text:p>
        </text:list-item>
        <text:list-item>
          <text:p text:style-name="P15">PCAP Analysis </text:p>
        </text:list-item>
        <text:list-item>
          <text:p text:style-name="P15"><text:span text:style-name="Source_20_Text">DNS</text:span> </text:p>
        </text:list-item>
        <text:list-item>
          <text:p text:style-name="P15"><text:soft-page-break/><text:span text:style-name="Source_20_Text">HTTP</text:span> </text:p>
        </text:list-item>
        <text:list-item>
          <text:p text:style-name="P15"><text:span text:style-name="Source_20_Text">ARP</text:span> </text:p>
        </text:list-item>
        <text:list-item>
          <text:p text:style-name="P15"><text:span text:style-name="Source_20_Text">Syn</text:span> Scan </text:p>
        </text:list-item>
        <text:list-item>
          <text:p text:style-name="P15"><text:span text:style-name="Source_20_Text">TCP</text:span> </text:p>
        </text:list-item>
        <text:list-item>
          <text:p text:style-name="P15"><text:span text:style-name="Source_20_Text">nslookup</text:span> </text:p>
        </text:list-item>
        <text:list-item>
          <text:p text:style-name="P15">Network Vulnerability Assessments </text:p>
        </text:list-item>
        <text:list-item>
          <text:p text:style-name="P4">Network Vulnerability Mitigation </text:p>
        </text:list-item>
      </text:list>
      <text:p text:style-name="Horizontal_20_Line"/>
      <text:h text:style-name="Heading_20_3" text:outline-level="3"><text:bookmark text:name="user-content-network-vulnerability-assessment-instructions"/>Network Vulnerability Assessment Instructions</text:h>
      <text:p text:style-name="Text_20_body">Please note that you will be using your Vagrant virtual machine for this homework.</text:p>
      <text:h text:style-name="Heading_20_3" text:outline-level="3"><text:bookmark text:name="user-content-phase-1-id-like-to-teach-the-world-to-ping"/><text:span text:style-name="Strong_20_Emphasis">Phase 1</text:span>: <text:span text:style-name="Emphasis">"I'd like to Teach the World to </text:span><text:span text:style-name="Emphasis"><text:span text:style-name="Source_20_Text">Ping</text:span></text:span><text:span text:style-name="Emphasis">"</text:span> </text:h>
      <text:p text:style-name="Text_20_body">You have been provided a list of network assets belonging to RockStar Corp. Use <text:span text:style-name="Source_20_Text">fping</text:span> to ping the network assets for only the Hollywood office.</text:p>
      <text:list xml:id="list2868626765" text:style-name="L5">
        <text:list-item>
          <text:p text:style-name="P5">Determine the IPs for the Hollywood office and run <text:span text:style-name="Source_20_Text">fping</text:span> against the IP ranges in order to determine which IP is accepting connections.</text:p>
        </text:list-item>
        <text:list-item>
          <text:p text:style-name="P5">RockStar Corp doesn't want any of their servers, even if they are up, indicating that they are accepting connections.</text:p>
          <text:list>
            <text:list-item>
              <text:p text:style-name="P16">Use <text:span text:style-name="Source_20_Text">fping &lt;IP Address&gt;</text:span> and ignore any results that say "Request timed out". </text:p>
            </text:list-item>
            <text:list-item>
              <text:p text:style-name="P16">If any of the IP addresses send back a Reply, enter Ctrl+C to stop sending requests. </text:p>
            </text:list-item>
          </text:list>
        </text:list-item>
        <text:list-item>
          <text:p text:style-name="P5">Create a summary file in a word document that lists out the <text:span text:style-name="Source_20_Text">fping</text:span> command used, as well as a summary of the results.</text:p>
        </text:list-item>
        <text:list-item>
          <text:p text:style-name="P5">Your summary should determine which IPs are accepting connections and which are not.</text:p>
        </text:list-item>
        <text:list-item>
          <text:p text:style-name="P5">Also indicate at which OSI layer your findings are found.</text:p>
        </text:list-item>
      </text:list>
      <text:h text:style-name="Heading_20_3" text:outline-level="3"><text:bookmark text:name="user-content-phase-2-some-syn-for-nothin"/><text:span text:style-name="Strong_20_Emphasis">Phase 2</text:span>: <text:span text:style-name="Emphasis">"Some </text:span><text:span text:style-name="Emphasis"><text:span text:style-name="Source_20_Text">Syn</text:span></text:span><text:span text:style-name="Emphasis"> for Nothin`"</text:span> </text:h>
      <text:p text:style-name="Text_20_body">With the IP(s) found from Phase 1, determine which ports are open:</text:p>
      <text:list xml:id="list4017446729" text:style-name="L6">
        <text:list-item>
          <text:p text:style-name="P6">You will run a <text:span text:style-name="Source_20_Text">SYN SCAN</text:span> against the IP accepting connections. See <text:span text:style-name="Strong_20_Emphasis">SYN SCAN Instructions</text:span> below.</text:p>
        </text:list-item>
        <text:list-item>
          <text:p text:style-name="P6">Using the results of the <text:span text:style-name="Source_20_Text">SYN SCAN</text:span>, determine which ports are accepting connections.</text:p>
        </text:list-item>
        <text:list-item>
          <text:p text:style-name="P6">Add these findings to the summary and be sure to indicate at which OSI layer your findings were found.</text:p>
        </text:list-item>
      </text:list>
      <text:h text:style-name="Heading_20_4" text:outline-level="4"><text:bookmark text:name="user-content-syn-scan-instructions"/><text:span text:style-name="Source_20_Text">SYN SCAN</text:span> Instructions</text:h>
      <text:p text:style-name="Text_20_body">What is <text:span text:style-name="Strong_20_Emphasis">Nmap</text:span>?</text:p>
      <text:list xml:id="list1686641250" text:style-name="L7">
        <text:list-item>
          <text:p text:style-name="P7"><text:soft-page-break/><text:span text:style-name="Strong_20_Emphasis">Nmap</text:span> is a free networking scanning tool available for Linux distributions.</text:p>
        </text:list-item>
        <text:list-item>
          <text:p text:style-name="P7">Security professionals use Nmap to determine the devices running on a network, as well as finding open ports to determine potential security vulnerabilities.</text:p>
        </text:list-item>
        <text:list-item>
          <text:p text:style-name="P7">Nmap has many capabilities and commands that can be run. Here is a cheat sheet for reference: <text:a xlink:type="simple" xlink:href="https://www.stationx.net/nmap-cheat-sheet/" office:target-frame-name="_blank" xlink:show="new" text:style-name="Internet_20_link" text:visited-style-name="Visited_20_Internet_20_Link">https://www.stationx.net/nmap-cheat-sheet/</text:a>.</text:p>
        </text:list-item>
      </text:list>
      <text:p text:style-name="Text_20_body">For this activity, we will specifically focus on the Nmap capability of running a SYN SCAN.</text:p>
      <text:list xml:id="list1076571098" text:style-name="L8">
        <text:list-item>
          <text:p text:style-name="P8">We have already covered that a SYN SCAN is an automated method to check for the states of ports on a network, Nmap is simply a tool that can automate this task. </text:p>
        </text:list-item>
      </text:list>
      <text:p text:style-name="Text_20_body">To run a SYN SCAN:</text:p>
      <text:list xml:id="list1185553504" text:style-name="L9">
        <text:list-item>
          <text:p text:style-name="P9">Open up the terminal within your Linux machine.</text:p>
        </text:list-item>
        <text:list-item>
          <text:p text:style-name="P9">The command to run a SYN SCAN is <text:span text:style-name="Source_20_Text">nmap -sS &lt;IP Address&gt;</text:span>.</text:p>
          <text:list>
            <text:list-item>
              <text:p text:style-name="P9">For example, if you wanted to run a SYN SCAN against the server IP of <text:span text:style-name="Source_20_Text">74.207.244.221</text:span>, you would run <text:span text:style-name="Source_20_Text">nmap -sS 74.207.244.221</text:span> and press enter.</text:p>
            </text:list-item>
            <text:list-item>
              <text:p text:style-name="P9">This will scan the most common 1000 ports.</text:p>
            </text:list-item>
          </text:list>
        </text:list-item>
        <text:list-item>
          <text:p text:style-name="P9">After this runs for several minutes, it should return a similar result that depicts the state of the ports on that server:</text:p>
          <text:p text:style-name="P18"><text:bookmark text:name="LC1"/><text:span text:style-name="Source_20_Text"><text:span text:style-name="T1">Starting Nmap 7.70 ( https://nmap.org ) at 2019-08-14 11:51 EDT</text:span></text:span></text:p>
          <text:p text:style-name="P18"><text:bookmark text:name="LC2"/><text:span text:style-name="Source_20_Text"><text:span text:style-name="T1">Nmap scan report for li86-221.members.linode.com (74.207.244.221)</text:span></text:span></text:p>
          <text:p text:style-name="P18"><text:bookmark text:name="LC3"/><text:span text:style-name="Source_20_Text"><text:span text:style-name="T1">Host is up (1.4s latency).</text:span></text:span></text:p>
          <text:p text:style-name="P18"><text:bookmark text:name="LC4"/><text:span text:style-name="Source_20_Text"><text:span text:style-name="T1">Not shown: 988 closed ports</text:span></text:span></text:p>
          <text:p text:style-name="P18"><text:bookmark text:name="LC5"/><text:span text:style-name="Source_20_Text"><text:span text:style-name="T1">PORT <text:s text:c="3"/>STATE <text:s text:c="3"/>SERVICE</text:span></text:span></text:p>
          <text:p text:style-name="P18"><text:bookmark text:name="LC6"/><text:span text:style-name="Source_20_Text"><text:span text:style-name="T1">22/tcp <text:s/>open <text:s text:c="4"/>ssh</text:span></text:span></text:p>
          <text:p text:style-name="P18"><text:bookmark text:name="LC7"/><text:span text:style-name="Source_20_Text"><text:span text:style-name="T1">25/tcp <text:s/>filtered smtp</text:span></text:span></text:p>
          <text:p text:style-name="P18"><text:bookmark text:name="LC8"/><text:span text:style-name="Source_20_Text"><text:span text:style-name="T1">110/tcp open <text:s text:c="4"/>pop3</text:span></text:span></text:p>
          <text:p text:style-name="P18"><text:bookmark text:name="LC9"/><text:span text:style-name="Source_20_Text"><text:span text:style-name="T1">113/tcp filtered ident</text:span></text:span></text:p>
          <text:p text:style-name="P18"><text:bookmark text:name="LC10"/><text:span text:style-name="Source_20_Text"><text:span text:style-name="T1">135/tcp filtered msrpc</text:span></text:span></text:p>
          <text:p text:style-name="P18"><text:bookmark text:name="LC11"/><text:span text:style-name="Source_20_Text"><text:span text:style-name="T1">139/tcp filtered netbios-ssn</text:span></text:span></text:p>
          <text:p text:style-name="P18"><text:bookmark text:name="LC12"/><text:span text:style-name="Source_20_Text"><text:span text:style-name="T1">143/tcp open <text:s text:c="4"/>imap</text:span></text:span></text:p>
          <text:p text:style-name="P18"><text:bookmark text:name="LC13"/><text:span text:style-name="Source_20_Text"><text:span text:style-name="T1">445/tcp filtered microsoft-ds</text:span></text:span></text:p>
          <text:p text:style-name="P18"><text:bookmark text:name="LC14"/><text:span text:style-name="Source_20_Text"><text:span text:style-name="T1">465/tcp open <text:s text:c="4"/>smtps</text:span></text:span></text:p>
          <text:p text:style-name="P18"><text:bookmark text:name="LC15"/><text:span text:style-name="Source_20_Text"><text:span text:style-name="T1">587/tcp open <text:s text:c="4"/>submission</text:span></text:span></text:p>
          <text:p text:style-name="P18"><text:bookmark text:name="LC16"/><text:span text:style-name="Source_20_Text"><text:span text:style-name="T1">993/tcp open <text:s text:c="4"/>imaps</text:span></text:span></text:p>
          <text:p text:style-name="P19"><text:bookmark text:name="LC17"/><text:span text:style-name="Source_20_Text"><text:span text:style-name="T1">995/tcp open <text:s text:c="4"/>pop3s</text:span></text:span></text:p>
        </text:list-item>
        <text:list-item>
          <text:p text:style-name="P9">The results show the port number / TCP / UDP , the state of the port, and the service / protocol for the ports that are either open or filtered (stopped by a firewall).</text:p>
        </text:list-item>
        <text:list-item>
          <text:p text:style-name="P9">Closed ports are not shown, indicated on the line: <text:span text:style-name="Source_20_Text">Not shown: 988 closed ports</text:span>.</text:p>
        </text:list-item>
        <text:list-item>
          <text:p text:style-name="P9">For the purpose of this exercise, document which ports are open on the RockStar Corp server, and which OSI layer SYN scans run on.</text:p>
        </text:list-item>
      </text:list>
      <text:h text:style-name="Heading_20_3" text:outline-level="3"><text:bookmark text:name="user-content-phase-3-i-feel-a-dns-change-comin-on"/><text:soft-page-break/>Phase 3: <text:span text:style-name="Emphasis">"I Feel a </text:span><text:span text:style-name="Emphasis"><text:span text:style-name="Source_20_Text">DNS</text:span></text:span><text:span text:style-name="Emphasis"> Change Comin' On"</text:span> </text:h>
      <text:p text:style-name="Text_20_body">With your findings from Phase 2, determine if you can access the server that is accepting connections.</text:p>
      <text:list xml:id="list2025180828" text:style-name="L10">
        <text:list-item>
          <text:p text:style-name="P10">RockStar typically uses the same default username and password for most of their servers, so try this first:</text:p>
          <text:list>
            <text:list-item>
              <text:p text:style-name="P10"><text:span text:style-name="Strong_20_Emphasis">Username:</text:span> <text:span text:style-name="Source_20_Text">jimi</text:span></text:p>
            </text:list-item>
            <text:list-item>
              <text:p text:style-name="P10"><text:span text:style-name="Strong_20_Emphasis">Password:</text:span> <text:span text:style-name="Source_20_Text">hendrix</text:span></text:p>
            </text:list-item>
          </text:list>
        </text:list-item>
        <text:list-item>
          <text:p text:style-name="P10">Try to figure out which port/service would be used for remote system administration, and then using these credentials, attempt to log into the IP that responded to pings from <text:span text:style-name="Strong_20_Emphasis">Phase 1</text:span>.</text:p>
        </text:list-item>
      </text:list>
      <text:p text:style-name="Text_20_body">RockStar Corp recently reported that they are unable to access <text:span text:style-name="Source_20_Text">rollingstone.com</text:span> in the Hollywood office. Sometimes when they try to access the website, a different, unusual website comes up.</text:p>
      <text:list xml:id="list145815925" text:style-name="L11">
        <text:list-item>
          <text:p text:style-name="P11">While logged into the RockStar server from the previous step, determine if something was modified on this system that might affect viewing <text:span text:style-name="Source_20_Text">rollingstone.com</text:span> within the browser. When you successfully find the configuration file, record the entry that is set to <text:span text:style-name="Source_20_Text">rollingstone.com</text:span>.</text:p>
        </text:list-item>
        <text:list-item>
          <text:p text:style-name="P11">Terminate your ssh session to the rollingstone server, and use <text:span text:style-name="Source_20_Text">nslookup</text:span> to determine the real domain of the IP address you found from the previous step.</text:p>
          <text:list>
            <text:list-item>
              <text:p text:style-name="P11"><text:span text:style-name="Strong_20_Emphasis">Note</text:span>: <text:span text:style-name="Strong_20_Emphasis">nslookup</text:span> is a command line utility that can work in Windows or Linux Systems. It is designed to query Domain Name System records. You can use PowerShell or MacOS/Linux terminal to run <text:span text:style-name="Source_20_Text">nslookup</text:span>.</text:p>
            </text:list-item>
            <text:list-item>
              <text:p text:style-name="P11">To run <text:span text:style-name="Strong_20_Emphasis">nslookup</text:span>, simply enter the following on the command line:</text:p>
              <text:p text:style-name="P11"><text:span text:style-name="Source_20_Text">nslookup &lt;IP Address&gt;</text:span> to find the domain associated to an IP address</text:p>
              <text:p text:style-name="P11">OR</text:p>
              <text:p text:style-name="P11"><text:span text:style-name="Source_20_Text">nslookup &lt;domain name&gt;</text:span> to find the IP address associated to a domain</text:p>
            </text:list-item>
            <text:list-item>
              <text:p text:style-name="P11">You'll know you found the right domain if it begins with <text:span text:style-name="Source_20_Text">unknown.</text:span>.</text:p>
            </text:list-item>
          </text:list>
        </text:list-item>
        <text:list-item>
          <text:p text:style-name="P11">Add your findings to your summary and be sure to indicate which OSI layer they were found on.</text:p>
        </text:list-item>
      </text:list>
      <text:h text:style-name="Heading_20_3" text:outline-level="3"><text:bookmark text:name="user-content-phase-4-sharp-dressed-man"/>Phase 4: <text:span text:style-name="Emphasis">"Sh</text:span><text:span text:style-name="Emphasis"><text:span text:style-name="Source_20_Text">ARP</text:span></text:span><text:span text:style-name="Emphasis"> Dressed Man"</text:span> </text:h>
      <text:p text:style-name="Text_20_body">Within the RockStar server that you SSH'd into, and in the same directory as the configuration file from <text:span text:style-name="Strong_20_Emphasis">Phase 3</text:span>, the hacker left a note as to where he stored away some packet captures.</text:p>
      <text:list xml:id="list1082956081" text:style-name="L12">
        <text:list-item>
          <text:p text:style-name="P12">View the file to find where to recover the packet captures.</text:p>
        </text:list-item>
        <text:list-item>
          <text:p text:style-name="P12">These are packets that were captured from the activity in the Hollywood Office.</text:p>
        </text:list-item>
        <text:list-item>
          <text:p text:style-name="P12"><text:soft-page-break/>Use Wireshark to analyze this pcap file and determine if there was any suspicious activity that could be attributed to a hacker.</text:p>
          <text:list>
            <text:list-item>
              <text:p text:style-name="P17"><text:span text:style-name="Strong_20_Emphasis">Hint</text:span>: Focus on the ARP and HTTP protocols. Recall the different types of HTTP request methods and be sure to thoroughly examine the contents of these packets. </text:p>
            </text:list-item>
          </text:list>
        </text:list-item>
        <text:list-item>
          <text:p text:style-name="P12">Add your findings in your summary and be sure to indicate at which OSI layer they were found.</text:p>
        </text:list-item>
      </text:list>
      <text:h text:style-name="Heading_20_3" text:outline-level="3"><text:bookmark text:name="user-content-your-submission-its-the-end-of-the-assessment-as-we-know-it-and-i-feel-fine"/>Your Submission: <text:span text:style-name="Emphasis">"Its the End of the Assessment as We Know It, and I Feel Fine"</text:span> </text:h>
      <text:h text:style-name="Heading_20_4" text:outline-level="4"><text:bookmark text:name="user-content-guidelines-for-your-submission"/>Guidelines for your Submission:</text:h>
      <text:p text:style-name="Text_20_body">Provide the following for each phase:</text:p>
      <text:list xml:id="list2289716020" text:style-name="L13">
        <text:list-item>
          <text:p text:style-name="P13">List the steps and commands used to complete the tasks.</text:p>
        </text:list-item>
        <text:list-item>
          <text:p text:style-name="P13">List any vulnerabilities discovered.</text:p>
        </text:list-item>
        <text:list-item>
          <text:p text:style-name="P13">List any findings associated to a hacker.</text:p>
        </text:list-item>
        <text:list-item>
          <text:p text:style-name="P13">Document the mitigation recommendations to protect against the discovered vulnerabilities.</text:p>
        </text:list-item>
        <text:list-item>
          <text:p text:style-name="P13">Document the OSI layer where the findings were found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8T18:36:19.984000000</meta:creation-date>
    <dc:date>2021-08-18T18:36:59.912000000</dc:date>
    <meta:editing-duration>PT40S</meta:editing-duration>
    <meta:editing-cycles>1</meta:editing-cycles>
    <meta:document-statistic meta:table-count="0" meta:image-count="0" meta:object-count="0" meta:page-count="5" meta:paragraph-count="115" meta:word-count="1327" meta:character-count="7538" meta:non-whitespace-character-count="6352"/>
    <meta:generator>LibreOffice/5.4.2.2$Windows_X86_64 LibreOffice_project/22b09f6418e8c2d508a9eaf86b2399209b0990f4</meta:generator>
  </office:meta>
</office:document-meta>
</file>